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icrosoft YaHei" svg:font-family="'Microsoft YaHei'" style:font-pitch="variable"/>
    <style:font-face style:name="SimHei" svg:font-family="SimHei" style:font-pitch="variable"/>
    <style:font-face style:name="SimSun" svg:font-family="SimSun" style:font-pitch="variable"/>
    <style:font-face style:name="iYaHei" svg:font-family="iYaHei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Text_20_body">
      <style:text-properties style:font-name="SimSun" style:font-name-asian="SimSu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详细设计</text:h>
      <text:p text:style-name="P1">V 0.1</text:p>
      <text:p text:style-name="P1"/>
      <text:h text:style-name="Heading_20_2" text:outline-level="2">A. 外部接口</text:h>
      <text:p text:style-name="P1">1. Log格式:</text:p>
      <text:p text:style-name="P1">开始时间|消耗时间|数据源|数据库|SQL|SQL 参数|客户端IP|类名|方法名</text:p>
      <text:p text:style-name="P1">example:</text:p>
      <text:p text:style-name="P1">2010.5.12.8:31:31.321|0.01|common|ip_log|{“ip”:”127.0.0.1”;”id”:”236851580”}|127.0.0.1|com.xiaonei.login.dao.IplogDAO|inster</text:p>
      <text:p text:style-name="P1"><text:s/></text:p>
      <text:p text:style-name="P1">2.Jade 通信:</text:p>
      <text:p text:style-name="P1"/>
      <text:p text:style-name="P1">3. 客户端配置文件格式:</text:p>
      <text:p text:style-name="P1"/>
      <text:p text:style-name="P1"/>
      <text:h text:style-name="Heading_20_2" text:outline-level="2">B.模块划分</text:h>
      <text:p text:style-name="Text_20_body">http://svn.d.xiaonei.com/web_framework/lab/jadedbplugins/documents/jade_dfd.od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icrosoft YaHei" svg:font-family="'Microsoft YaHei'" style:font-pitch="variable"/>
    <style:font-face style:name="SimHei" svg:font-family="SimHei" style:font-pitch="variable"/>
    <style:font-face style:name="SimSun" svg:font-family="SimSun" style:font-pitch="variable"/>
    <style:font-face style:name="iYaHei" svg:font-family="iYaHei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TualatriX</meta:initial-creator>
    <meta:creation-date>2008-02-15T12:08:28</meta:creation-date>
    <meta:editing-cycles>2</meta:editing-cycles>
    <meta:editing-duration>PT15H44M45S</meta:editing-duration>
    <dc:date>2010-05-13T12:09:27</dc:date>
    <dc:creator>Wang Tai</dc:creator>
    <meta:document-statistic meta:table-count="0" meta:image-count="0" meta:object-count="0" meta:page-count="1" meta:paragraph-count="12" meta:word-count="46" meta:character-count="307"/>
    <meta:user-defined meta:name="Info 1"/>
    <meta:user-defined meta:name="Info 2"/>
    <meta:user-defined meta:name="Info 3"/>
    <meta:user-defined meta:name="Info 4"/>
  </office:meta>
</office:document-meta>
</file>